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53200" calcext:value-type="float">
            <text:p>53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64400" calcext:value-type="float">
            <text:p>64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24800" calcext:value-type="float">
            <text:p>248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8]-60000-[.K34]-[.K35]-[.K36]-13000" office:value-type="float" office:value="51400" calcext:value-type="float">
            <text:p>514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5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6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7])" office:value-type="float" office:value="202400" calcext:value-type="float">
            <text:p>2024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table:number-columns-repeated="4"/>
          <table:table-cell table:style-name="ce15" table:formula="of:=SUM([.B29:.F29])" office:value-type="float" office:value="8500" calcext:value-type="float">
            <text:p>85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];[.C52];[.E52];[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8500" calcext:value-type="float">
            <text:p>85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4:48:37.92994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2T14:48:53.688419828</dc:date>
    <meta:editing-duration>P9DT22H18M13S</meta:editing-duration>
    <meta:editing-cycles>3071</meta:editing-cycles>
    <meta:generator>LibreOffice/4.2.8.2$Linux_X86_64 LibreOffice_project/420m0$Build-2</meta:generator>
    <meta:document-statistic meta:table-count="18" meta:cell-count="8304" meta:object-count="0"/>
  </office:meta>
</office:document-meta>
</file>